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888: "* Susie...^1! Lancer...!/",</text:p>
          </table:table-cell>
          <table:table-cell table:number-columns-repeated="6"/>
          <table:table-cell office:value-type="string" calcext:value-type="string">
            <text:p>Zeilennummer 1888: "* Susie...^1! Lancer...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* Heheheh.../",</text:p>
          </table:table-cell>
          <table:table-cell table:number-columns-repeated="6"/>
          <table:table-cell office:value-type="string" calcext:value-type="string">
            <text:p>Zeilennummer 1888: "* Heheheh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* Nun^1, wenn das nicht die sogennanten Helden sind...!/",</text:p>
          </table:table-cell>
          <table:table-cell table:number-columns-repeated="6"/>
          <table:table-cell office:value-type="string" calcext:value-type="string">
            <text:p>Zeilennummer 1888: "* Well if it isn't the so-called Heroes...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* Seid ihr nun bereit zu sehen^1, was passiert^1,.../",</text:p>
          </table:table-cell>
          <table:table-cell table:number-columns-repeated="6"/>
          <table:table-cell office:value-type="string" calcext:value-type="string">
            <text:p>Zeilennummer 1888: "* Are you finally ready to see what happens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* wenn ihr freundlich seid^1,/",</text:p>
          </table:table-cell>
          <table:table-cell table:number-columns-repeated="6"/>
          <table:table-cell office:value-type="string" calcext:value-type="string">
            <text:p>Zeilennummer 1888: "* When you try to act soft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* bei einem Team was euch in den Boden STAMPFEN will?/%",</text:p>
          </table:table-cell>
          <table:table-cell table:number-columns-repeated="6"/>
          <table:table-cell office:value-type="string" calcext:value-type="string">
            <text:p>Zeilennummer 1888: "* Against a team that crushes ANYONE in their way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* Der Dunkle Bube</text:p>
          </table:table-cell>
          <table:table-cell table:number-columns-repeated="6"/>
          <table:table-cell office:value-type="string" calcext:value-type="string">
            <text:p>Zeilennummer 1888: "* Dark Jack Lancer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* Die Gemeine Axt</text:p>
          </table:table-cell>
          <table:table-cell table:number-columns-repeated="6"/>
          <table:table-cell office:value-type="string" calcext:value-type="string">
            <text:p>Zeilennummer 1888: "* Violent Ax Susie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* Zusammen sind wir .../%",</text:p>
          </table:table-cell>
          <table:table-cell table:number-columns-repeated="6"/>
          <table:table-cell office:value-type="string" calcext:value-type="string">
            <text:p>Zeilennummer 1888: "* Together we are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* Die DUNKLE Spaß-Gang!/%",</text:p>
          </table:table-cell>
          <table:table-cell table:number-columns-repeated="6"/>
          <table:table-cell office:value-type="string" calcext:value-type="string">
            <text:p>Zeilennummer 1888: "* The DARK Fun Gang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* Der DUNKLE $!?#-Squad!/%",</text:p>
          </table:table-cell>
          <table:table-cell table:number-columns-repeated="6"/>
          <table:table-cell office:value-type="string" calcext:value-type="string">
            <text:p>Zeilennummer 1888: "* The DARK $!$? Squad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* Der DUNKLE Lancer-Fanclub!/%",</text:p>
          </table:table-cell>
          <table:table-cell table:number-columns-repeated="6"/>
          <table:table-cell office:value-type="string" calcext:value-type="string">
            <text:p>Zeilennummer 1888: "* The DARK Lancer Fan Club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* Um..^1. Und was ist euer^1, um^1, gemeiner Plan?/%",</text:p>
          </table:table-cell>
          <table:table-cell table:number-columns-repeated="6"/>
          <table:table-cell office:value-type="string" calcext:value-type="string">
            <text:p>Zeilennummer 1888: "* Um..^1. So what's your^1, um^1, evil plan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* Huh?/",</text:p>
          </table:table-cell>
          <table:table-cell table:number-columns-repeated="6"/>
          <table:table-cell office:value-type="string" calcext:value-type="string">
            <text:p>Zeilennummer 1888: "* Huh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\\E0* Kumpel^1, wir haben uns GERADE erst zusammen geschlossen./",</text:p>
          </table:table-cell>
          <table:table-cell table:number-columns-repeated="6"/>
          <table:table-cell office:value-type="string" calcext:value-type="string">
            <text:p>Zeilennummer 1888: "\\E0* Dude^1, we JUST formed our team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* Wir haben bis auf diese Phrase gerade nichts ausgedacht./",</text:p>
          </table:table-cell>
          <table:table-cell table:number-columns-repeated="6"/>
          <table:table-cell office:value-type="string" calcext:value-type="string">
            <text:p>Zeilennummer 1888: "* We haven't done anything past our intro yet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* Hab etwas geduld^1, <text:s/>bitte.../",</text:p>
          </table:table-cell>
          <table:table-cell table:number-columns-repeated="6"/>
          <table:table-cell office:value-type="string" calcext:value-type="string">
            <text:p>Zeilennummer 1888: "* Have a little patience^1, please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* Oh^1, ühm^1, Entschuldigung.../",</text:p>
          </table:table-cell>
          <table:table-cell table:number-columns-repeated="6"/>
          <table:table-cell office:value-type="string" calcext:value-type="string">
            <text:p>Zeilennummer 1888: "* Oh^1, um^1, sorry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\\E8* Wir^1, um^1, werden einfach warten!/%",</text:p>
          </table:table-cell>
          <table:table-cell table:number-columns-repeated="6"/>
          <table:table-cell office:value-type="string" calcext:value-type="string">
            <text:p>Zeilennummer 1888: "\\E8* We're^1, um^1, looking forward to the rest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* Heh^1, nun^1, lange sollt ihr nicht warten./",</text:p>
          </table:table-cell>
          <table:table-cell table:number-columns-repeated="6"/>
          <table:table-cell office:value-type="string" calcext:value-type="string">
            <text:p>Zeilennummer 1888: "* Heh^1, well^1, you won't have to look forward for long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* Denn von nun an^1, Arbeiten wir UNAUFHALTSAM.../",</text:p>
          </table:table-cell>
          <table:table-cell table:number-columns-repeated="6"/>
          <table:table-cell office:value-type="string" calcext:value-type="string">
            <text:p>Zeilennummer 1888: "* Starting now..^1. We're going to work CEASELESSLY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* Und unaufhörbar.../",</text:p>
          </table:table-cell>
          <table:table-cell table:number-columns-repeated="6"/>
          <table:table-cell office:value-type="string" calcext:value-type="string">
            <text:p>Zeilennummer 1888: "* Unstoppably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* An unserem Plan^1, um euch zu verhauen./%",</text:p>
          </table:table-cell>
          <table:table-cell table:number-columns-repeated="6"/>
          <table:table-cell office:value-type="string" calcext:value-type="string">
            <text:p>Zeilennummer 1888: "* To make an evil plan to THRASH you clowns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* Man sieht sich./%",</text:p>
          </table:table-cell>
          <table:table-cell table:number-columns-repeated="6"/>
          <table:table-cell office:value-type="string" calcext:value-type="string">
            <text:p>Zeilennummer 1888: "* Watch your backs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888: "* Oder auch nicht!/%",</text:p>
          </table:table-cell>
          <table:table-cell table:number-columns-repeated="6"/>
          <table:table-cell office:value-type="string" calcext:value-type="string">
            <text:p>Zeilennummer 1888: "* And your fronts!/%"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2:28:14.659000000</meta:creation-date>
    <dc:date>2023-06-18T22:34:04.806000000</dc:date>
    <meta:editing-duration>PT5M50S</meta:editing-duration>
    <meta:editing-cycles>1</meta:editing-cycles>
    <meta:document-statistic meta:table-count="1" meta:cell-count="53" meta:object-count="0"/>
    <meta:generator>LibreOffice/7.4.3.2$Windows_X86_64 LibreOffice_project/1048a8393ae2eeec98dff31b5c133c5f1d08b890</meta:generator>
  </office:meta>
</office:document-meta>
</file>